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Nimbus Roman No9 L1" svg:font-family="'Nimbus Roman No9 L'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Nimbus Sans L" fo:font-size="10pt" style:font-size-asian="10pt" style:font-size-complex="10pt"/>
    </style:style>
    <style:style style:name="P4" style:family="paragraph" style:parent-style-name="Standard">
      <style:text-properties style:use-window-font-color="true" style:font-name="Nimbus Sans 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/>
    </style:style>
    <style:style style:name="T4" style:family="text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ODEL CHANGES</text:p>
      <text:p text:style-name="P1"/>
      <text:p text:style-name="P2"><text:span text:style-name="T1">PROTOCOL</text:span><text:line-break/>- Output sample categories. Should they have a role and cardinalities attributes?</text:p>
      <text:p text:style-name="P2">- Add attr Protocol.status </text:p>
      <text:p text:style-name="P3"><text:span text:style-name="T2">- Protocol.name should be unique</text:span></text:p>
      <text:p text:style-name="P2">- ? - Workflow: How to link protocol together in order to build a workflow?</text:p>
      <text:p text:style-name="P2">- ? - 3 layers issue. <text:span text:style-name="T3">There are problems within the 3 layers description (ExperimentType / Protocol / Experiment) that should be redesign carefully.</text:span></text:p>
      <text:p text:style-name="P4"><text:tab/>- Protocol / ExperimentType one-to-many link is a problem when using NamingSystem <text:span text:style-name="T4">under-discussion</text:span></text:p>
      <text:p text:style-name="P4"><text:tab/>- Material / SampleCategory same remark <text:span text:style-name="T4">under-discussion</text:span></text:p>
      <text:p text:style-name="P4"><text:tab/>- Protocol link to ExperimentType should be many-to-many?</text:p>
      <text:p text:style-name="P4">If we try to build a controlled network for the workflow, we cannot have at the same time the flexibility introduced by the naming system. What do we want to do?</text:p>
      <text:p text:style-name="P2"/>
      <text:p text:style-name="P2"/>
      <text:p text:style-name="P3"><text:span text:style-name="T1">INSTRUMENT</text:span> </text:p>
      <text:p text:style-name="P3">- ? - Link between InstrumentType &amp; ExperimentType or InstrumentType &amp; Protocol. How to select a Instrument capable of running a particular protocol? The actual many-to-many link is between InstrumentType &amp; Procedur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Nimbus Roman No9 L1" svg:font-family="'Nimbus Roman No9 L'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Nimbus Sans 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1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1-16T10:30:31</meta:creation-date>
    <dc:date>2006-03-13T15:11:07</dc:date>
    <dc:language>en-US</dc:language>
    <meta:editing-cycles>124</meta:editing-cycles>
    <meta:editing-duration>P1DT19H37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42" meta:character-count="993"/>
  </office:meta>
</office:document-meta>
</file>